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7.519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16.32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2.785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12.1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language="es" fo:country="D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cell-content()=&quot;Ready&quot;" style:apply-style-name="Good" style:base-cell-address="parametros_dsge_juegos.C2"/>
      <style:map style:condition="cell-content()=0" style:apply-style-name="Bad" style:base-cell-address="parametros_dsge_juegos.C2"/>
      <style:map style:condition="cell-content()=&quot;Duda&quot;" style:apply-style-name="Neutral" style:base-cell-address="parametros_dsge_juegos.C2"/>
      <style:map style:condition="cell-content()=0" style:apply-style-name="Accent" style:base-cell-address="parametros_dsge_juegos.C2"/>
    </style:style>
    <style:style style:name="ce6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ros_dsge_juego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>
            <text:p>Parametro</text:p>
          </table:table-cell>
          <table:table-cell table:style-name="ce1" office:value-type="string" calcext:value-type="string">
            <text:p>Definicion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table:style-name="ce3" office:value-type="string" calcext:value-type="string">
            <text:p>Probabilidad de Calvo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Inversa de la elasticidad de sustución intertemporal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Grado de apertura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Inversa de la elasticidad de la oferta laboral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Factor de descuento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σ_a</text:p>
          </table:table-cell>
          <table:table-cell office:value-type="string" calcext:value-type="string">
            <text:p>Desviación estandar del choque de productividad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ρ_a</text:p>
          </table:table-cell>
          <table:table-cell office:value-type="string" calcext:value-type="string">
            <text:p>Autocorrelación de choque de productividad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ρc*</text:p>
          </table:table-cell>
          <table:table-cell office:value-type="string" calcext:value-type="string">
            <text:p>Autocorrelacion de choques de consumo internacional</text:p>
          </table:table-cell>
          <table:table-cell office:value-type="string" calcext:value-type="string">
            <text:p>Duda</text:p>
          </table:table-cell>
        </table:table-row>
        <table:table-row table:style-name="ro1">
          <table:table-cell office:value-type="string" calcext:value-type="string">
            <text:p>γ_π</text:p>
          </table:table-cell>
          <table:table-cell office:value-type="string" calcext:value-type="string">
            <text:p>Coeficiente de reacción a la inflación de la autoridad monetaria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ρ_π</text:p>
          </table:table-cell>
          <table:table-cell office:value-type="string" calcext:value-type="string">
            <text:p>Coeficiente de reacción a la varianza de la inflación con respecto al objetivo <text:s/>de la autoridad fiscal</text:p>
          </table:table-cell>
          <table:table-cell office:value-type="string" calcext:value-type="string">
            <text:p>Falta</text:p>
          </table:table-cell>
        </table:table-row>
        <table:table-row table:style-name="ro1">
          <table:table-cell office:value-type="string" calcext:value-type="string">
            <text:p>γ_y</text:p>
          </table:table-cell>
          <table:table-cell office:value-type="string" calcext:value-type="string">
            <text:p>Coeficiente de reacción a la varianza del producto con respecto al potencial de la autoridad monetaria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ρ_y</text:p>
          </table:table-cell>
          <table:table-cell office:value-type="string" calcext:value-type="string">
            <text:p>Coeficiente de reacción a la varianza del producto con respecto al potencial de la autoridad fiscal</text:p>
          </table:table-cell>
          <table:table-cell office:value-type="string" calcext:value-type="string">
            <text:p>Falta</text:p>
          </table:table-cell>
        </table:table-row>
        <table:table-row table:style-name="ro1">
          <table:table-cell office:value-type="string" calcext:value-type="string">
            <text:p>γ_r</text:p>
          </table:table-cell>
          <table:table-cell office:value-type="string" calcext:value-type="string">
            <text:p>Coeficiente de reacción a la varianza de las tasas de interes de la meta para la autoridad monetaria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ρ_g</text:p>
          </table:table-cell>
          <table:table-cell office:value-type="string" calcext:value-type="string">
            <text:p>Coeficiente de reacción a la varianza del gasto gubernamental con respecto a la meta para la autoridad fiscal</text:p>
          </table:table-cell>
          <table:table-cell office:value-type="string" calcext:value-type="string">
            <text:p>Falta</text:p>
          </table:table-cell>
        </table:table-row>
        <calcext:conditional-formats>
          <calcext:conditional-format calcext:target-range-address="parametros_dsge_juegos.C2:parametros_dsge_juegos.C15">
            <calcext:color-scale>
              <calcext:color-scale-entry calcext:value="0" calcext:type="number" calcext:color="#ff0000"/>
              <calcext:color-scale-entry calcext:value="0" calcext:type="number" calcext:color="#ffff00"/>
              <calcext:color-scale-entry calcext:value="0" calcext:type="number" calcext:color="#00a933"/>
            </calcext:color-scale>
            <calcext:condition calcext:apply-style-name="Good" calcext:value="=&quot;Ready&quot;" calcext:base-cell-address="parametros_dsge_juegos.C2"/>
            <calcext:condition calcext:apply-style-name="Bad" calcext:value="=0" calcext:base-cell-address="parametros_dsge_juegos.C2"/>
            <calcext:condition calcext:apply-style-name="Neutral" calcext:value="=&quot;Duda&quot;" calcext:base-cell-address="parametros_dsge_juegos.C2"/>
            <calcext:condition calcext:apply-style-name="Accent" calcext:value="=0" calcext:base-cell-address="parametros_dsge_juegos.C2"/>
          </calcext:conditional-format>
        </calcext:conditional-formats>
      </table:table>
      <table:table table:name="Referencias" table:style-name="ta1">
        <table:table-column table:style-name="co1" table:default-cell-style-name="ce2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6"/>
        <table:table-row table:style-name="ro1">
          <table:table-cell table:style-name="ce1" office:value-type="string" calcext:value-type="string">
            <text:p>Parametro</text:p>
          </table:table-cell>
          <table:table-cell table:style-name="ce1" office:value-type="string" calcext:value-type="string">
            <text:p>Metodo</text:p>
          </table:table-cell>
          <table:table-cell table:style-name="ce1" office:value-type="string" calcext:value-type="string">
            <text:p>Periodo</text:p>
          </table:table-cell>
          <table:table-cell table:style-name="ce1" office:value-type="string" calcext:value-type="string">
            <text:p>Economia</text:p>
          </table:table-cell>
          <table:table-cell table:style-name="ce1" office:value-type="string" calcext:value-type="string">
            <text:p>Definicion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Media Prior</text:p>
          </table:table-cell>
          <table:table-cell table:style-name="ce1" office:value-type="string" calcext:value-type="string">
            <text:p>Media Posterior</text:p>
          </table:table-cell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Estimado por MV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table:style-name="ce3" office:value-type="string" calcext:value-type="string">
            <text:p>Probabilidad de Calvo</text:p>
          </table:table-cell>
          <table:table-cell table:style-name="ce3"/>
          <table:table-cell office:value-type="float" office:value="0.5" calcext:value-type="float">
            <text:p>0.5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Estimado por MV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Inversa de la elasticidad de sustución intertempo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69" calcext:value-type="float">
            <text:p>0.969</text:p>
          </table:table-cell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Calibrado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Grado de apertura</text:p>
          </table:table-cell>
          <table:table-cell office:value-type="float" office:value="0.43" calcext:value-type="float">
            <text:p>0.43</text:p>
          </table:table-cell>
          <table:table-cell table:number-columns-repeated="2"/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Calibrado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Inversa de la elasticidad de la oferta labor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Calibrado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Factor de descuento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σ_a</text:p>
          </table:table-cell>
          <table:table-cell office:value-type="string" calcext:value-type="string">
            <text:p>Estimado por MV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Desviación estandar del choque de productivida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76" calcext:value-type="float">
            <text:p>2.176</text:p>
          </table:table-cell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ρ_a</text:p>
          </table:table-cell>
          <table:table-cell office:value-type="string" calcext:value-type="string">
            <text:p>Estimado por MV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Autocorrelación de choque de productividad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γ_π</text:p>
          </table:table-cell>
          <table:table-cell office:value-type="string" calcext:value-type="string">
            <text:p>Estimado por MV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Coeficiente de reacción a la inflación de la autoridad monetaria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2.232" calcext:value-type="float">
            <text:p>2.232</text:p>
          </table:table-cell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γ_y</text:p>
          </table:table-cell>
          <table:table-cell office:value-type="string" calcext:value-type="string">
            <text:p>Estimado por MV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Coeficiente de reacción a la varianza del producto con respecto al potencial de la autoridad monetaria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γ_r</text:p>
          </table:table-cell>
          <table:table-cell office:value-type="string" calcext:value-type="string">
            <text:p>Estimado por MV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Coeficiente de reacción a la varianza de las tasas de interes de la meta para la autoridad monetaria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Perez Perez</text:p>
          </table:table-cell>
          <table:table-cell/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Estimado por MV</text:p>
          </table:table-cell>
          <table:table-cell office:value-type="string" calcext:value-type="string">
            <text:p>2000-2012</text:p>
          </table:table-cell>
          <table:table-cell office:value-type="string" calcext:value-type="string">
            <text:p>DOMINICANA</text:p>
          </table:table-cell>
          <table:table-cell table:style-name="ce3" office:value-type="string" calcext:value-type="string">
            <text:p>Probabilidad de Calvo</text:p>
          </table:table-cell>
          <table:table-cell table:style-name="ce3"/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Ramirez y Torres</text:p>
          </table:table-cell>
          <table:table-cell/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Estimado por Bayes</text:p>
          </table:table-cell>
          <table:table-cell office:value-type="string" calcext:value-type="string">
            <text:p>2000-2012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Inversa de la elasticidad de sustución intertempo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Ramirez y Torres</text:p>
          </table:table-cell>
          <table:table-cell/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Estimado por Bayes</text:p>
          </table:table-cell>
          <table:table-cell office:value-type="string" calcext:value-type="string">
            <text:p>2000-2012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Inversa de la elasticidad de la oferta labo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Ramirez y Torres</text:p>
          </table:table-cell>
          <table:table-cell/>
        </table:table-row>
        <table:table-row table:style-name="ro1">
          <table:table-cell office:value-type="string" calcext:value-type="string">
            <text:p>ρ_a</text:p>
          </table:table-cell>
          <table:table-cell office:value-type="string" calcext:value-type="string">
            <text:p>Estimado por Bayes</text:p>
          </table:table-cell>
          <table:table-cell office:value-type="string" calcext:value-type="string">
            <text:p>2000-2012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Autocorrelación de choque de productividad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Ramirez y Torres</text:p>
          </table:table-cell>
          <table:table-cell/>
        </table:table-row>
        <table:table-row table:style-name="ro1">
          <table:table-cell office:value-type="string" calcext:value-type="string">
            <text:p>ρ_c*</text:p>
          </table:table-cell>
          <table:table-cell office:value-type="string" calcext:value-type="string">
            <text:p>Estimado por Bayes</text:p>
          </table:table-cell>
          <table:table-cell office:value-type="string" calcext:value-type="string">
            <text:p>2000-2012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Autocorrelacion de choques de consumo internaciona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Ramirez y Torres</text:p>
          </table:table-cell>
          <table:table-cell office:value-type="string" calcext:value-type="string">
            <text:p>Es con respecto al ingreso internacional, no al consumo. Pero es un proxi. </text:p>
          </table:table-cell>
        </table:table-row>
        <table:table-row table:style-name="ro1">
          <table:table-cell office:value-type="string" calcext:value-type="string">
            <text:p>γ_π</text:p>
          </table:table-cell>
          <table:table-cell office:value-type="string" calcext:value-type="string">
            <text:p>Estimado por Bayes</text:p>
          </table:table-cell>
          <table:table-cell office:value-type="string" calcext:value-type="string">
            <text:p>2000-2012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Coeficiente de reacción a la inflación de la autoridad monetaria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Ramirez y Torres</text:p>
          </table:table-cell>
          <table:table-cell/>
        </table:table-row>
        <table:table-row table:style-name="ro1">
          <table:table-cell office:value-type="string" calcext:value-type="string">
            <text:p>γ_y</text:p>
          </table:table-cell>
          <table:table-cell table:style-name="ce6" office:value-type="string" calcext:value-type="string">
            <text:p>Estimado por Bayes</text:p>
          </table:table-cell>
          <table:table-cell table:style-name="ce6" office:value-type="string" calcext:value-type="string">
            <text:p>2000-2012</text:p>
          </table:table-cell>
          <table:table-cell table:style-name="ce6" office:value-type="string" calcext:value-type="string">
            <text:p>DOMINICANA</text:p>
          </table:table-cell>
          <table:table-cell table:style-name="ce6" office:value-type="string" calcext:value-type="string">
            <text:p>Coeficiente de reacción a la varianza del producto con respecto al potencial de la autoridad monetaria</text:p>
          </table:table-cell>
          <table:table-cell table:style-name="ce6"/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string" calcext:value-type="string">
            <text:p>Ramirez y Torres</text:p>
          </table:table-cell>
          <table:table-cell/>
        </table:table-row>
      </table:table>
      <table:named-expressions/>
      <table:database-ranges>
        <table:database-range table:name="__Anonymous_Sheet_DB__0" table:target-range-address="parametros_dsge_juegos.A1:parametros_dsge_juegos.C15" table:display-filter-buttons="true"/>
        <table:database-range table:name="__Anonymous_Sheet_DB__1" table:target-range-address="Referencias.A1:Referencias.J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DO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9:01:00.963836072</meta:creation-date>
    <meta:editing-duration>PT1M58S</meta:editing-duration>
    <meta:editing-cycles>2</meta:editing-cycles>
    <meta:generator>LibreOffice/7.4.7.2$Linux_X86_64 LibreOffice_project/40$Build-2</meta:generator>
    <dc:date>2024-11-24T19:53:11.774790894</dc:date>
    <meta:document-statistic meta:table-count="2" meta:cell-count="189" meta:object-count="0"/>
  </office:meta>
</office:document-meta>
</file>